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4pt" fo:font-weight="bold" officeooo:paragraph-rsid="00101663" style:font-size-asian="14pt" style:font-weight-asian="bold" style:font-size-complex="14pt" style:font-weight-complex="bold"/>
    </style:style>
    <style:style style:name="P2" style:family="paragraph" style:parent-style-name="Text_20_body">
      <style:paragraph-properties fo:text-align="justify" style:justify-single-word="false"/>
      <style:text-properties fo:font-size="14pt" officeooo:paragraph-rsid="00101663" style:font-size-asian="14pt" style:font-size-complex="14pt"/>
    </style:style>
    <style:style style:name="P3" style:family="paragraph" style:parent-style-name="Text_20_body">
      <style:paragraph-properties fo:text-align="justify" style:justify-single-word="false"/>
      <style:text-properties fo:font-size="14pt" style:font-size-asian="14pt" style:font-size-complex="14pt"/>
    </style:style>
    <style:style style:name="P4" style:family="paragraph" style:parent-style-name="Text_20_body">
      <style:paragraph-properties fo:text-align="start" style:justify-single-word="false"/>
      <style:text-properties fo:font-size="14pt" fo:font-style="italic" fo:font-weight="normal" officeooo:paragraph-rsid="00101663" style:font-size-asian="14pt" style:font-style-asian="italic" style:font-weight-asian="normal" style:font-size-complex="14pt" style:font-style-complex="italic" style:font-weight-complex="normal"/>
    </style:style>
    <style:style style:name="P5" style:family="paragraph" style:parent-style-name="Text_20_body">
      <style:paragraph-properties fo:text-align="justify" style:justify-single-word="false"/>
      <style:text-properties fo:font-size="14pt" officeooo:paragraph-rsid="0013fb96" style:font-size-asian="14pt" style:font-size-complex="14pt"/>
    </style:style>
    <style:style style:name="T1" style:family="text">
      <style:text-properties officeooo:rsid="0012148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e-scale deep learning model for time series forecasting<text:tab/></text:p>
      <text:p text:style-name="P1"/>
      <text:p text:style-name="P4">Keywords: Time series prediction , Decomposition , <text:s/>Interpolation</text:p>
      <text:p text:style-name="P1"/>
      <text:p text:style-name="P2"><text:tab/>Zaman serisi <text:span text:style-name="T1">(time series) </text:span>, finans, sağlık, enerji ve hava durumu tahmini gibi geniş bir uygulama yelpazesine sahiptir. Bununla birlikte, mevcut zaman serisi tahmin modelleri, kısa vadeli döngüsel kalıpları yeterince ele almadıkları için tahminlerde gecikmelere ve dalgalanmaların doğru izlenememesine yol açmaktadır. Makalede, bu sınırlamaları aşmak için interpolasyon tekniği kullanılarak döngüsel bileşenin ince ölçekli bir temsili oluşturulmuş ve böylece tahmin doğruluğu artırılmıştır. Önerilen model, trend-döngüsel bileşenleri ve mevsimsel bileşenleri ayrı ayrı tahmin ederek döngüsel bilgilerin daha etkin bir şekilde yakalanmasını sağlar. Ayrıca, zaman serisi verilerindeki düzensizlikleri ve eksiklikleri azaltmak için yenilikçi bir interpolasyon yaklaşımı benimsenmiştir.</text:p>
      <text:p text:style-name="P3"><text:tab/>Önerilen model, Autoformer gibi mevcut zaman serisi tahmin modellerinin mimarisine dayanmaktadır. Model, trend-döngüsel ve mevsimsel bileşenlerin ayrıştırılmasını ve her bir bileşen için özel tahmin yollarının oluşturulmasını içerir. Trend-döngüsel bileşen, interpolasyon modülü aracılığıyla düzleştirilir ve kısa vadeli dalgalanmalar azaltılarak daha ince ölçekli tahminler yapılır. Bu yaklaşım, özellikle eksik veya düzensiz zaman serisi verilerinde tahmin doğruluğunu artırır. Ayrıca, modelde kullanılan Soft-DTW (Dynamic Time Warping) tabanlı kayıp fonksiyonu, geleneksel MSE (Ortalama Kare Hata) gibi yöntemlerin aksine tahmin edilen sekansın şekil ve dalgalanmalarını daha doğru bir şekilde yakalamayı sağlar. Çalışmada, modelin performansı ETT (Electricity Transformer Temperature) ve hava durumu gibi veri setlerinde test edilmiş ve hem kısa hem de uzun vadeli tahmin görevlerinde başarılı sonuçlar elde edilmiştir. Özellikle interpolasyon yönteminin kısa sekans tahminlerinde daha etkili olduğu, uzun sekans tahminlerinde ise daha az duyarlı olduğu gözlemlenmiştir.</text:p>
      <text:p text:style-name="P5"><text:tab/>Bu çalışma, zaman serisi tahmininde döngüsel kalıpların etkili bir şekilde ele alınması için yeni bir yaklaşım sunmaktadır. Önerilen model, trend-döngüsel ve mevsimsel bileşenlerin ayrı ayrı işlenmesiyle hem teorik hem de pratik olarak üstün performans göstermiştir. Interpolasyon ve Soft-DTW kayıp fonksiyonu, tahmin doğruluğunu artırırken, kısa vadeli dalgalanmaların modellenmesinde önemli bir rol oynamıştır. Çalışma, zaman serisi tahmin modellerinin geliştirilmesi için değerli bir katkı sunmakta ve gelecekteki araştırmalar için yeni yollar açmaktadır. </text:p>
      <text:p text:style-name="P5"><text:soft-page-break/><text:tab/>Gelecekte, farklı veri setlerinde modelin performansını artırmak ve daha geniş uygulama alanları sağlamak için interpolasyon tekniklerinin ve kayıp fonksiyonlarının daha da optimize edilmesi önerilmektedi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6:34:08.958070519</meta:creation-date>
    <dc:date>2025-02-25T16:01:50.053051079</dc:date>
    <meta:editing-duration>PT40M44S</meta:editing-duration>
    <meta:editing-cycles>9</meta:editing-cycles>
    <meta:generator>LibreOffice/7.3.7.2$Linux_X86_64 LibreOffice_project/30$Build-2</meta:generator>
    <meta:document-statistic meta:table-count="0" meta:image-count="0" meta:object-count="0" meta:page-count="2" meta:paragraph-count="6" meta:word-count="334" meta:character-count="2750" meta:non-whitespace-character-count="2415"/>
  </office:meta>
</office:document-meta>
</file>